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oper Std Black" svg:font-family="'Cooper Std Black'" style:font-adornments="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Impact" fo:font-size="40pt" style:font-size-asian="40pt" style:font-size-complex="40pt"/>
    </style:style>
    <style:style style:name="P2" style:family="paragraph" style:parent-style-name="Standard">
      <style:paragraph-properties fo:text-align="center" style:justify-single-word="false"/>
      <style:text-properties style:font-name="Times New Roman" fo:font-size="11pt" fo:font-style="italic" style:font-size-asian="11pt" style:font-style-asian="italic" style:font-size-complex="11pt" style:font-style-complex="italic"/>
    </style:style>
    <style:style style:name="P3" style:family="paragraph" style:parent-style-name="Standard">
      <style:paragraph-properties fo:text-align="center" style:justify-single-word="false"/>
      <style:text-properties style:font-name="Cooper Std Black" fo:font-size="24pt" fo:font-style="normal" style:font-size-asian="24pt" style:font-style-asian="normal" style:font-size-complex="24pt" style:font-style-complex="normal"/>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Projet Tartiflette 2000</text:p>
      <text:p text:style-name="P2">MMO Rogue-Like</text:p>
      <text:p text:style-name="P2"/>
      <text:p text:style-name="P2"/>
      <text:p text:style-name="P2"/>
      <text:p text:style-name="P2"/>
      <text:p text:style-name="P2"/>
      <text:p text:style-name="P2"/>
      <text:p text:style-name="P2"/>
      <text:p text:style-name="P2"/>
      <text:p text:style-name="P2"/>
      <text:p text:style-name="P3">Game Design Document</text:p>
      <text:p text:style-name="P4"/>
      <text:h text:style-name="P5" text:outline-level="1">Overview</text:h>
      <text:p text:style-name="Text_20_body"/>
      <text:p text:style-name="Text_20_body">Titre du jeu : Non établis</text:p>
      <text:p text:style-name="Text_20_body">Support : PC – Navigateur Web</text:p>
      <text:p text:style-name="Text_20_body">Genre : Rogue-like</text:p>
      <text:p text:style-name="Text_20_body">Nombre de joueur : MMO</text:p>
      <text:p text:style-name="Text_20_body">Public visé : Large ; Amateurs du genre</text:p>
      <text:p text:style-name="Text_20_body"/>
      <text:h text:style-name="Heading_20_2" text:outline-level="2">Introduction</text:h>
      <text:p text:style-name="Text_20_body"><text:tab/>Ce jeu est un jeu massivemment mutijoueur dans lequel les joueurs devront rassembler leurs forces afin de venir à bout d'un gigantesque donjon rempli de monstres, de pièges, mais aussi de trésors ! Les joueurs auront le choix entre un farouche guerrier, un voleur, un puissant mage et un soigneur. Mais ce n'est là que le seul et unique choix du joueur, car les compétences et caractéristiques innées et acquises du personnage seront aléatoires ! A chaque mort, le joueur se retrouve avec un nouveau personnage, et de nouvelles façon de jouer.</text:p>
      <text:p text:style-name="Text_20_body"/>
      <text:h text:style-name="Heading_20_2" text:outline-level="2">Originalité</text:h>
      <text:p text:style-name="Text_20_body"><text:tab/>Le grand nombre de compétences / armes.</text:p>
      <text:p text:style-name="Text_20_body"><text:tab/>Un cross-genre innovant et inédit.</text:p>
      <text:p text:style-name="Text_20_body"><text:tab/>Une interactivité inter-joueur importante et même essentielle.</text:p>
      <text:p text:style-name="Text_20_body"><text:tab/>Une expérience de jeu unique pour chaque joueur à chaque nouvelle partie.</text:p>
      <text:p text:style-name="Text_20_body"/>
      <text:h text:style-name="Heading_20_2" text:outline-level="2">Références</text:h>
      <text:p text:style-name="Text_20_body"><text:tab/><text:span text:style-name="T1">The Binding of Isaac</text:span> : Pour tout les gameplays différents offerts par les changements d'armes</text:p>
      <text:p text:style-name="Text_20_body"><draw:frame draw:style-name="fr1" draw:name="images1" text:anchor-type="paragraph" svg:y="0.367cm" svg:width="8.521cm" svg:height="4.796cm" draw:z-index="2"><draw:image xlink:href="http://i.ytimg.com/vi/QNlcG-rlt7A/maxresdefault.jpg" xlink:type="simple" xlink:show="embed" xlink:actuate="onLoad"/></draw:frame><text:tab/> </text:p>
      <text:p text:style-name="Text_20_body"><text:soft-page-break/><text:tab/><text:span text:style-name="T1">Rogue</text:span> : Pour les niveaux générés aléatoirement</text:p>
      <text:p text:style-name="Text_20_body"/>
      <text:p text:style-name="Text_20_body"><draw:frame draw:style-name="fr2" draw:name="images2" text:anchor-type="paragraph" svg:x="4.106cm" svg:y="0.131cm" svg:width="9.114cm" svg:height="5.297cm" draw:z-index="1"><draw:image xlink:href="http://upload.wikimedia.org/wikipedia/en/1/17/Rogue_Screen_Shot_CAR.PNG" xlink:type="simple" xlink:show="embed" xlink:actuate="onLoad"/></draw:frame></text:p>
      <text:p text:style-name="Text_20_body"><text:tab/><text:span text:style-name="T1">Secret of Mana</text:span> : Pour l'aspect multijoueur, l'ambiance fantastique, la vue de trois-quart et l'aspect A-RPG</text:p>
      <text:p text:style-name="Text_20_body"/>
      <text:p text:style-name="Text_20_body"/>
      <text:p text:style-name="Text_20_body"><draw:frame draw:style-name="fr1" draw:name="images3" text:anchor-type="paragraph" svg:y="-1.191cm" svg:width="9.608cm" svg:height="6.003cm" draw:z-index="0"><draw:image xlink:href="https://lh6.ggpht.com/v2SsV1A2wp9nwvkHFUJqtjpEc2h_TG9QSpgGnAFEKgHDsCSnmq2lrdViOMWlL0wD-w=h900" xlink:type="simple" xlink:show="embed" xlink:actuate="onLoad"/></draw:frame> </text:p>
      <text:h text:style-name="Heading_20_2" text:outline-level="2">Buts et enjeux</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oper Std Black" svg:font-family="'Cooper Std Black'" style:font-adornments="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4T01:07:05.16</meta:creation-date>
    <dc:date>2015-04-20T11:46:10.64</dc:date>
    <meta:editing-duration>PT19M1S</meta:editing-duration>
    <meta:editing-cycles>2</meta:editing-cycles>
    <meta:generator>OpenOffice/4.1.1$Win32 OpenOffice.org_project/411m6$Build-9775</meta:generator>
    <meta:document-statistic meta:table-count="0" meta:image-count="3" meta:object-count="0" meta:page-count="4" meta:paragraph-count="23" meta:word-count="204" meta:character-count="1254"/>
  </office:meta>
</office:document-meta>
</file>